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b7c64" officeooo:paragraph-rsid="000b7c64" style:font-size-asian="10pt" style:font-size-complex="10pt"/>
    </style:style>
    <style:style style:name="P2" style:family="paragraph" style:parent-style-name="Header">
      <style:text-properties officeooo:rsid="000b7c64" officeooo:paragraph-rsid="000b7c64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2c084b" officeooo:paragraph-rsid="002c084b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officeooo:rsid="000b7c64" officeooo:paragraph-rsid="000c0976" style:font-size-asian="10pt" style:font-size-complex="10pt"/>
    </style:style>
    <style:style style:name="P5" style:family="paragraph" style:parent-style-name="Table_20_Contents">
      <style:text-properties fo:font-size="10pt" officeooo:rsid="001bf9eb" officeooo:paragraph-rsid="0023de05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bf9eb" officeooo:paragraph-rsid="0023de05" style:font-size-asian="10pt" style:font-size-complex="10pt"/>
    </style:style>
    <style:style style:name="P7" style:family="paragraph" style:parent-style-name="Standard">
      <style:text-properties officeooo:paragraph-rsid="0023de05"/>
    </style:style>
    <style:style style:name="P8" style:family="paragraph" style:parent-style-name="Standard">
      <style:paragraph-properties fo:line-height="200%"/>
      <style:text-properties officeooo:paragraph-rsid="002d0005"/>
    </style:style>
    <style:style style:name="P9" style:family="paragraph" style:parent-style-name="Standard">
      <style:text-properties officeooo:paragraph-rsid="0023de05"/>
    </style:style>
    <style:style style:name="P10" style:family="paragraph" style:parent-style-name="Standard" style:list-style-name="L1">
      <style:paragraph-properties fo:line-height="200%"/>
      <style:text-properties officeooo:paragraph-rsid="003194ce"/>
    </style:style>
    <style:style style:name="P11" style:family="paragraph" style:parent-style-name="List_20_Paragraph" style:list-style-name="L1">
      <style:paragraph-properties fo:line-height="200%"/>
      <style:text-properties officeooo:paragraph-rsid="002d0005"/>
    </style:style>
    <style:style style:name="P12" style:family="paragraph" style:parent-style-name="List_20_Paragraph" style:list-style-name="L1">
      <style:paragraph-properties fo:line-height="200%"/>
      <style:text-properties officeooo:paragraph-rsid="002d561f"/>
    </style:style>
    <style:style style:name="P13" style:family="paragraph" style:parent-style-name="List_20_Paragraph" style:list-style-name="L1">
      <style:paragraph-properties fo:line-height="200%" fo:background-color="#ffffff">
        <style:background-image/>
      </style:paragraph-properties>
      <style:text-properties officeooo:paragraph-rsid="002d0005"/>
    </style:style>
    <style:style style:name="P14" style:family="paragraph" style:parent-style-name="List_20_Paragraph" style:list-style-name="L1">
      <style:paragraph-properties fo:line-height="200%" fo:background-color="#ffffff">
        <style:background-image/>
      </style:paragraph-properties>
      <style:text-properties officeooo:paragraph-rsid="003194ce"/>
    </style:style>
    <style:style style:name="P15" style:family="paragraph" style:parent-style-name="List_20_Paragraph" style:list-style-name="L1">
      <style:paragraph-properties fo:line-height="200%" fo:background-color="#ffffff">
        <style:background-image/>
      </style:paragraph-properties>
      <style:text-properties officeooo:paragraph-rsid="004035c3"/>
    </style:style>
    <style:style style:name="P16" style:family="paragraph" style:parent-style-name="List_20_Paragraph" style:list-style-name="L1">
      <style:paragraph-properties fo:line-height="200%" fo:background-color="#ffffff">
        <style:background-image/>
      </style:paragraph-properties>
      <style:text-properties officeooo:paragraph-rsid="0041b14e"/>
    </style:style>
    <style:style style:name="P17" style:family="paragraph" style:parent-style-name="List_20_Paragraph" style:list-style-name="L1" style:master-page-name="">
      <style:paragraph-properties fo:line-height="200%" fo:keep-together="always" style:page-number="auto" fo:background-color="#ffffff">
        <style:background-image/>
      </style:paragraph-properties>
      <style:text-properties officeooo:paragraph-rsid="003606d4"/>
    </style:style>
    <style:style style:name="P18" style:family="paragraph" style:parent-style-name="Table_20_Contents">
      <style:text-properties fo:font-size="10pt" officeooo:rsid="001bf9eb" officeooo:paragraph-rsid="0023de05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bf9eb" officeooo:paragraph-rsid="0023de05" style:font-size-asian="10pt" style:font-size-complex="10pt"/>
    </style:style>
    <style:style style:name="P20" style:family="paragraph" style:parent-style-name="Heading_20_1">
      <style:text-properties fo:color="#000000"/>
    </style:style>
    <style:style style:name="T1" style:family="text">
      <style:text-properties officeooo:rsid="000c0976"/>
    </style:style>
    <style:style style:name="T2" style:family="text">
      <style:text-properties officeooo:rsid="001de03f"/>
    </style:style>
    <style:style style:name="T3" style:family="text">
      <style:text-properties style:font-name="Times New Roman" fo:font-size="12pt" fo:language="en" fo:country="GB" style:font-size-asian="12pt" style:font-size-complex="12pt"/>
    </style:style>
    <style:style style:name="T4" style:family="text">
      <style:text-properties style:font-name="Times New Roman" fo:font-size="12pt" fo:language="en" fo:country="GB" officeooo:rsid="002f4f69" style:font-size-asian="12pt" style:font-size-complex="12pt"/>
    </style:style>
    <style:style style:name="T5" style:family="text">
      <style:text-properties style:font-name="Times New Roman" fo:font-size="12pt" fo:language="en" fo:country="GB" officeooo:rsid="00309a06" style:font-size-asian="12pt" style:font-size-complex="12pt"/>
    </style:style>
    <style:style style:name="T6" style:family="text">
      <style:text-properties style:font-weight-complex="bold"/>
    </style:style>
    <style:style style:name="T7" style:family="text">
      <style:text-properties style:text-underline-style="none" style:font-weight-complex="bold"/>
    </style:style>
    <style:style style:name="T8" style:family="text">
      <style:text-properties fo:color="#000000" style:text-underline-style="none" style:font-weight-complex="bold"/>
    </style:style>
    <style:style style:name="T9" style:family="text">
      <style:text-properties fo:color="#000000" style:text-underline-style="none" officeooo:rsid="003194ce" style:font-weight-complex="bold"/>
    </style:style>
    <style:style style:name="T10" style:family="text">
      <style:text-properties fo:color="#000000" style:font-name="Times New Roman" fo:font-size="12pt" fo:language="en" fo:country="GB" style:text-underline-style="none" style:font-size-asian="12pt" style:font-size-complex="12pt"/>
    </style:style>
    <style:style style:name="T11" style:family="text">
      <style:text-properties fo:color="#000000" style:font-name="Times New Roman" fo:font-size="12pt" fo:language="en" fo:country="GB" style:text-underline-style="none" officeooo:rsid="002d561f" style:font-size-asian="12pt" style:font-size-complex="12pt" style:font-weight-complex="bold"/>
    </style:style>
    <style:style style:name="T12" style:family="text">
      <style:text-properties fo:color="#000000" style:font-name="Times New Roman" fo:font-size="12pt" fo:language="en" fo:country="GB" style:text-underline-style="none" officeooo:rsid="000e2817" style:font-size-asian="12pt" style:font-size-complex="12pt" style:font-weight-complex="bold"/>
    </style:style>
    <style:style style:name="T13" style:family="text">
      <style:text-properties fo:color="#000000" style:font-name="Times New Roman" fo:font-size="12pt" fo:language="en" fo:country="GB" style:text-underline-style="none" officeooo:rsid="00309a06" style:font-size-asian="12pt" style:font-size-complex="12pt" style:font-weight-complex="bold"/>
    </style:style>
    <style:style style:name="T14" style:family="text">
      <style:text-properties fo:color="#000000" style:font-name="Times New Roman" fo:font-size="12pt" fo:language="en" fo:country="GB" style:text-underline-style="none" officeooo:rsid="003194ce" style:font-size-asian="12pt" style:font-size-complex="12pt" style:font-weight-complex="bold"/>
    </style:style>
    <style:style style:name="T15" style:family="text">
      <style:text-properties fo:color="#000000" style:font-name="Times New Roman" fo:font-size="12pt" fo:language="en" fo:country="GB" style:text-underline-style="none" officeooo:rsid="0031c4ce" style:font-size-asian="12pt" style:font-size-complex="12pt" style:font-weight-complex="bold"/>
    </style:style>
    <style:style style:name="T16" style:family="text">
      <style:text-properties fo:color="#000000" style:font-name="Times New Roman" fo:font-size="12pt" fo:language="en" fo:country="GB" style:text-underline-style="none" officeooo:rsid="003606d4" style:font-size-asian="12pt" style:font-size-complex="12pt" style:font-weight-complex="bold"/>
    </style:style>
    <style:style style:name="T17" style:family="text">
      <style:text-properties fo:color="#000000" style:font-name="Times New Roman" fo:font-size="12pt" fo:language="en" fo:country="GB" style:text-underline-style="none" officeooo:rsid="0039dd11" style:font-size-asian="12pt" style:font-size-complex="12pt" style:font-weight-complex="bold"/>
    </style:style>
    <style:style style:name="T18" style:family="text">
      <style:text-properties fo:color="#000000" style:font-name="Times New Roman" fo:font-size="12pt" fo:language="en" fo:country="GB" style:text-underline-style="none" officeooo:rsid="004035c3" style:font-size-asian="12pt" style:font-size-complex="12pt" style:font-weight-complex="bold"/>
    </style:style>
    <style:style style:name="T19" style:family="text">
      <style:text-properties fo:color="#000000" style:font-name="Times New Roman" fo:font-size="12pt" fo:language="en" fo:country="GB" style:text-underline-style="none" officeooo:rsid="0041b14e" style:font-size-asian="12pt" style:font-size-complex="12pt" style:font-weight-complex="bold"/>
    </style:style>
    <style:style style:name="T20" style:family="text">
      <style:text-properties fo:color="#000000" style:font-name="Times New Roman" fo:font-size="12pt" fo:language="en" fo:country="GB" style:text-underline-style="none" officeooo:rsid="002d561f" style:font-size-asian="12pt" style:font-size-complex="12pt"/>
    </style:style>
    <style:style style:name="T21" style:family="text">
      <style:text-properties fo:color="#000000" style:font-name="Times New Roman" fo:font-size="12pt" fo:language="en" fo:country="GB" style:text-underline-style="none" officeooo:rsid="002f4f69" style:font-size-asian="12pt" style:font-size-complex="12pt"/>
    </style:style>
    <style:style style:name="T22" style:family="text">
      <style:text-properties fo:color="#000000" style:font-name="Times New Roman" fo:font-size="12pt" fo:language="en" fo:country="GB" style:font-size-asian="12pt" style:font-size-complex="12pt"/>
    </style:style>
    <style:style style:name="T23" style:family="text">
      <style:text-properties fo:color="#000000" style:font-name="Times New Roman" fo:font-size="12pt" fo:language="en" fo:country="GB" officeooo:rsid="00309a06" style:font-size-asian="12pt" style:font-size-complex="12pt"/>
    </style:style>
    <style:style style:name="T24" style:family="text">
      <style:text-properties fo:color="#000000" style:font-weight-complex="bol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Bibliography</text:h>
      <text:p text:style-name="P8"><text:span text:style-name="Default_20_Paragraph_20_Font"><text:span text:style-name="T6">There is some competitive to the proposed system these are</text:span></text:span></text:p>
      <text:list xml:id="list6271821127038259014" text:style-name="L1">
        <text:list-item>
          <text:p text:style-name="P10"><text:span text:style-name="Hyperlink"><text:span text:style-name="T24">http://www.theshowbeacon.com/</text:span></text:span><text:span text:style-name="Hyperlink"><text:span text:style-name="T7"> </text:span></text:span><text:span text:style-name="Hyperlink"><text:span text:style-name="T8">[accessed 2014/02/02]<text:line-break/></text:span></text:span><text:span text:style-name="Hyperlink"><text:span text:style-name="T9">This is for American Rabbit and Cavy shows manages more than one show, and is commercial software</text:span></text:span></text:p>
        </text:list-item>
        <text:list-item>
          <text:p text:style-name="P10"><text:span text:style-name="Hyperlink"><text:span text:style-name="T22">http://www.grandchampionsoftware.com/ShowProgram/</text:span></text:span><text:span text:style-name="Default_20_Paragraph_20_Font"><text:span text:style-name="T22"> </text:span></text:span><text:span text:style-name="Default_20_Paragraph_20_Font"><text:span text:style-name="T23">[accessed 2014/02/02]</text:span></text:span><text:span text:style-name="Default_20_Paragraph_20_Font"><text:span text:style-name="T3"><text:line-break/></text:span></text:span><text:span text:style-name="Default_20_Paragraph_20_Font"><text:span text:style-name="T4">This is American software and is licenced for payment on an annual basis, </text:span></text:span><text:span text:style-name="Default_20_Paragraph_20_Font"><text:span text:style-name="T5">and is only available on a Microsoft Windows platform. </text:span></text:span></text:p>
        </text:list-item>
        <text:list-item>
          <text:p text:style-name="P11"><text:span text:style-name="Hyperlink"><text:span text:style-name="T10">http://showprogram.com/ </text:span></text:span><text:span text:style-name="Hyperlink"><text:span text:style-name="T20">[accessed 2014/02/20] </text:span></text:span></text:p>
          <text:p text:style-name="P12"><text:span text:style-name="Hyperlink"><text:span text:style-name="T20">This is American and for Windows and Mac no demonstration </text:span></text:span><text:span text:style-name="Hyperlink"><text:span text:style-name="T21">or screen shoots this is commercial software. </text:span></text:span><text:span text:style-name="Hyperlink"><text:span text:style-name="T20"><text:s/></text:span></text:span></text:p>
        </text:list-item>
        <text:list-item>
          <text:p text:style-name="P13"><text:span text:style-name="Hyperlink"><text:span text:style-name="T12">http://laughingrabbit.com </text:span></text:span><text:span text:style-name="Hyperlink"><text:span text:style-name="T11">[accessed 2014/02/02]<text:line-break/>This is purely web based and is once again American, also addresses more than my project intends to do. Requires a Web site to run it on, </text:span></text:span><text:span text:style-name="Hyperlink"><text:span text:style-name="T13">the website indicates that the source code is available free of charge, and allows modifications, this looks to ambitious </text:span></text:span><text:span text:style-name="Hyperlink"><text:span text:style-name="T14">for a single person project modifications, especially being for the American Rabbit Breeder Association shows. The one good point is that it a</text:span></text:span><text:span text:style-name="Hyperlink"><text:span text:style-name="T11">llows on line payment of fees </text:span></text:span><text:span text:style-name="Hyperlink"><text:span text:style-name="T14">although it is beyond the scope of my project's initial specification</text:span></text:span><text:span text:style-name="Hyperlink"><text:span text:style-name="T11">. </text:span></text:span></text:p>
        </text:list-item>
        <text:list-item>
          <text:p text:style-name="P14"><text:span text:style-name="Hyperlink"><text:span text:style-name="T14">https://en.wikipedia.org/wiki/Open-source_software_development [accessed 2014/02/02] </text:span></text:span></text:p>
          <text:p text:style-name="P14"><text:span text:style-name="Hyperlink"><text:span text:style-name="T14">The place to start any basic research is Wikipedia although the contents should not be relied upon for authoritative content as entries </text:span></text:span><text:span text:style-name="Hyperlink"><text:span text:style-name="T15">on the </text:span></text:span><text:span text:style-name="Hyperlink"><text:span text:style-name="T14">Wikipedia </text:span></text:span><text:span text:style-name="Hyperlink"><text:span text:style-name="T15">site </text:span></text:span><text:span text:style-name="Hyperlink"><text:span text:style-name="T14">can be edited by anyone.</text:span></text:span></text:p>
        </text:list-item>
        <text:list-item>
          <text:p text:style-name="P17"><text:soft-page-break/><text:span text:style-name="Hyperlink"><text:span text:style-name="T16">http://www.javacodegeeks.com/2012/11/java-regular-expression-tutorial-with-examples.html [accessed 2013/11/10]<text:line-break/>A bit of spike work on ring number checking in Java to ensure all ring numbers are valid.</text:span></text:span></text:p>
        </text:list-item>
        <text:list-item>
          <text:p text:style-name="P15"><text:a xlink:type="simple" xlink:href="http://www.thebrc.org/"><text:span text:style-name="Hyperlink">http://www.thebrc.org</text:span></text:a><text:span text:style-name="Hyperlink"><text:span text:style-name="T18"> [accessed 2014/02/26] </text:span></text:span></text:p>
          <text:p text:style-name="P15"><text:span text:style-name="Hyperlink"><text:span text:style-name="T18">The fountain of all things to do with British Rabbit Fancy</text:span></text:span><text:span text:style-name="Hyperlink"><text:span text:style-name="T17">. </text:span></text:span><text:span text:style-name="Hyperlink"><text:span text:style-name="T18">The breeds and colours are all listed in the website</text:span></text:span></text:p>
        </text:list-item>
        <text:list-item>
          <text:p text:style-name="P16"><text:a xlink:type="simple" xlink:href="http://www.linuxuser.co.uk/tutorials/make-your-own-deb-and-rpm-packages"><text:span text:style-name="Hyperlink">http://www.linuxuser.co.uk/tutorials/make-your-own-deb-and-rpm-packages</text:span></text:a><text:span text:style-name="Hyperlink"><text:span text:style-name="T19"> [accessed 2014/03/07]</text:span></text:span></text:p>
          <text:p text:style-name="P16"><text:span text:style-name="Hyperlink"><text:span text:style-name="T19">The way to create distribution packages .deb for Debian versions of Linux and .rpm for Fedora, OpenSuSE, CentOS and others. So that multiple releases can be made.</text:span></text:span></text:p>
        </text:list-item>
        <text:list-item>
          <text:p text:style-name="P16"><text:span text:style-name="Hyperlink"><text:span text:style-name="T19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ja" style:country-asian="JP" style:font-weight-asian="bold" style:font-size-complex="14pt" style:font-weight-complex="bold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2" style:display-name="WW_CharLFO1LVL2" style:family="text">
      <style:text-properties fo:font-weight="normal" style:font-weight-asian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63cm"/>
    </style:style>
    <style:style style:name="Table1.B" style:family="table-column">
      <style:table-column-properties style:column-width="7.4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836cm"/>
    </style:style>
    <style:style style:name="Table3.B" style:family="table-column">
      <style:table-column-properties style:column-width="11.43cm"/>
    </style:style>
    <style:style style:name="Table3.C" style:family="table-column">
      <style:table-column-properties style:column-width="1.746cm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836cm"/>
    </style:style>
    <style:style style:name="Table6.B" style:family="table-column">
      <style:table-column-properties style:column-width="11.43cm"/>
    </style:style>
    <style:style style:name="Table6.C" style:family="table-column">
      <style:table-column-properties style:column-width="1.746cm"/>
    </style:style>
    <style:style style:name="MP1" style:family="paragraph" style:parent-style-name="Header">
      <style:text-properties fo:font-size="10pt" officeooo:rsid="000b7c64" officeooo:paragraph-rsid="000b7c64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font-size="10pt" officeooo:rsid="002c084b" officeooo:paragraph-rsid="002c084b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font-size="10pt" officeooo:rsid="000b7c64" officeooo:paragraph-rsid="000c0976" style:font-size-asian="10pt" style:font-size-complex="10pt"/>
    </style:style>
    <style:style style:name="MP4" style:family="paragraph" style:parent-style-name="Header">
      <style:text-properties officeooo:rsid="000b7c64" officeooo:paragraph-rsid="000b7c64"/>
    </style:style>
    <style:style style:name="MP5" style:family="paragraph" style:parent-style-name="Table_20_Contents">
      <style:text-properties fo:font-size="10pt" officeooo:rsid="001bf9eb" officeooo:paragraph-rsid="0023de05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fo:font-size="10pt" officeooo:rsid="001bf9eb" officeooo:paragraph-rsid="0023de05" style:font-size-asian="10pt" style:font-size-complex="10pt"/>
    </style:style>
    <style:style style:name="MP7" style:family="paragraph" style:parent-style-name="Standard">
      <style:text-properties officeooo:paragraph-rsid="0023de05"/>
    </style:style>
    <style:style style:name="MT1" style:family="text">
      <style:text-properties officeooo:rsid="000c0976"/>
    </style:style>
    <style:style style:name="MT2" style:family="text">
      <style:text-properties officeooo:rsid="001de0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SRN/SID 120107243 </text:p>
            </table:table-cell>
            <table:table-cell table:style-name="Table1.A1" office:value-type="string">
              <text:p text:style-name="MP2">Bibliography</text:p>
            </table:table-cell>
            <table:table-cell table:style-name="Table1.A1" office:value-type="string">
              <text:p text:style-name="MP3">Major Project <text:span text:style-name="MT1">CS39440</text:span></text:p>
            </table:table-cell>
          </table:table-row>
        </table:table>
        <text:p text:style-name="MP4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office:value-type="string">
              <text:p text:style-name="MP5"><text:span text:style-name="MT2">Modified </text:span><text:creator>Paul Massey</text:creator><text:modification-date style:data-style-name="N84">2014-03-07</text:modification-date> </text:p>
            </table:table-cell>
            <table:table-cell office:value-type="string">
              <text:p text:style-name="MP6"><text:file-name text:display="name">bibliography</text:file-name></text:p>
            </table:table-cell>
            <table:table-cell office:value-type="string">
              <text:p text:style-name="MP6"><text:page-number text:select-page="current">1</text:page-number></text:p>
            </table:table-cell>
          </table:table-row>
        </table:table>
        <text:p text:style-name="MP7"/>
      </style:footer>
      <style:footer-left style:display="false"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office:value-type="string">
              <text:p text:style-name="MP5"><text:span text:style-name="MT2">Modified </text:span><text:modification-date style:data-style-name="N84">2014-03-07</text:modification-date> </text:p>
            </table:table-cell>
            <table:table-cell office:value-type="string">
              <text:p text:style-name="MP6"><text:file-name text:display="name">bibliography</text:file-name></text:p>
            </table:table-cell>
            <table:table-cell office:value-type="string">
              <text:p text:style-name="MP6"><text:page-number text:select-page="current">2</text:page-number></text:p>
            </table:table-cell>
          </table:table-row>
        </table:table>
        <text:p text:style-name="MP7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16:12:06.243000000</meta:creation-date>
    <meta:editing-duration>P1DT7H7M17S</meta:editing-duration>
    <meta:editing-cycles>8</meta:editing-cycles>
    <meta:generator>LibreOffice/4.1.3.2$Linux_X86_64 LibreOffice_project/410m0$Build-2</meta:generator>
    <dc:title>major-project</dc:title>
    <dc:date>2014-03-07T12:59:06.408056047</dc:date>
    <dc:creator>Paul Massey</dc:creator>
    <meta:document-statistic meta:table-count="3" meta:image-count="0" meta:object-count="0" meta:page-count="2" meta:paragraph-count="24" meta:word-count="297" meta:character-count="2155" meta:non-whitespace-character-count="1880"/>
    <meta:template xlink:type="simple" xlink:actuate="onRequest" xlink:title="major-project" xlink:href="../../../../C:/Users/paul/AppData/Roaming/LibreOffice/4/user/template/major-project.ott" meta:date="2014-02-02T16:12:05.210000000"/>
  </office:meta>
</office:document-meta>
</file>